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3" style:family="paragraph" style:parent-style-name="Text_20_body">
      <style:text-properties style:font-name="Cambria" fo:font-weight="bold" style:font-weight-asian="bold" style:font-weight-complex="bold"/>
    </style:style>
    <style:style style:name="P4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Меню Гит</text:h>
          </table:table-cell>
        </table:table-row>
        <table:table-row table:style-name="Table1.2">
          <table:table-cell table:style-name="Table1.A2" office:value-type="string">
            <text:p text:style-name="P1">Cодержит команды, предназначенные для работы с распределенной средой контроля верси <text:span text:style-name="T1">Git. 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Команда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Фиксировать <text:span text:style-name="T1">(commit)...</text:span></text:p>
                </table:table-cell>
                <table:table-cell table:style-name="Table2.B2" office:value-type="string">
                  <text:p text:style-name="P1">Запускает процедуру сохранения сделанных пользователем изменений во внешний репозиторий.</text:p>
                </table:table-cell>
              </table:table-row>
              <table:table-row>
                <table:table-cell table:style-name="Table2.A2" office:value-type="string">
                  <text:p text:style-name="P2">Получить <text:span text:style-name="T1">(fetch)...</text:span></text:p>
                </table:table-cell>
                <table:table-cell table:style-name="Table2.B2" office:value-type="string">
                  <text:p text:style-name="P1">Запускает процедуру получения изменений с удаленного сервера и сохранения их в локальном репозитории.</text:p>
                </table:table-cell>
              </table:table-row>
              <table:table-row>
                <table:table-cell table:style-name="Table2.A2" office:value-type="string">
                  <text:p text:style-name="P2">Откатить (<text:span text:style-name="T1">revert</text:span>)...</text:p>
                </table:table-cell>
                <table:table-cell table:style-name="Table2.B2" office:value-type="string">
                  <text:p text:style-name="P1">Запускает процедуру отмены изменений, внесенных в указанный коммит.</text:p>
                </table:table-cell>
              </table:table-row>
              <table:table-row>
                <table:table-cell table:style-name="Table2.A2" office:value-type="string">
                  <text:p text:style-name="P2">Синхронизировать рабочий каталог <text:span text:style-name="T1">(syncronize)...</text:span></text:p>
                </table:table-cell>
                <table:table-cell table:style-name="Table2.B2" office:value-type="string">
                  <text:p text:style-name="P1">Открывает окно в<text:span text:style-name="T1"> Git-</text:span>клиента <text:s/><text:span text:style-name="T1">TortoriseGIT</text:span>, в котором отображается информация о состоянии текущей ветки, всегод дерева проекта, а также содержатся инструменты для работы с деревом.</text:p>
                </table:table-cell>
              </table:table-row>
              <table:table-row>
                <table:table-cell table:style-name="Table2.A2" office:value-type="string">
                  <text:p text:style-name="P2">Журнал <text:span text:style-name="T1">(log)...</text:span></text:p>
                </table:table-cell>
                <table:table-cell table:style-name="Table2.B2" office:value-type="string">
                  <text:p text:style-name="P1">Открывает окно <text:span text:style-name="T1">Git-</text:span>клиента <text:span text:style-name="T1">TortoriseGIT</text:span>, которое отображает состояние текущей ветки, в которой находится пользователь, и всего дерева проекта.</text:p>
                </table:table-cell>
              </table:table-row>
              <table:table-row>
                <table:table-cell table:style-name="Table2.A2" office:value-type="string">
                  <text:p text:style-name="P2">Файл добавить к версионированию <text:span text:style-name="T1">(add)...</text:span></text:p>
                </table:table-cell>
                <table:table-cell table:style-name="Table2.B2" office:value-type="string">
                  <text:p text:style-name="P1">Добавляет выбранный пользователем файл/файлы в локальный репозиторий для последующей фиксации (коммита).</text:p>
                </table:table-cell>
              </table:table-row>
              <table:table-row>
                <table:table-cell table:style-name="Table2.A2" office:value-type="string">
                  <text:p text:style-name="P2">Файл убрать из версионирования <text:span text:style-name="T1">(remove)...</text:span></text:p>
                </table:table-cell>
                <table:table-cell table:style-name="Table2.B2" office:value-type="string">
                  <text:p text:style-name="P1">Удаляет выбранный пользователем файл/файлы из локального репозитория для последующей фиксации (коммита).</text:p>
                </table:table-cell>
              </table:table-row>
              <table:table-row>
                <table:table-cell table:style-name="Table2.A2" office:value-type="string">
                  <text:p text:style-name="P2">О <text:span text:style-name="T1">ToutoriseGit (about)...</text:span></text:p>
                </table:table-cell>
                <table:table-cell table:style-name="Table2.B2" office:value-type="string">
                  <text:p text:style-name="P1">Запускает заставку <text:span text:style-name="T1">Git-</text:span>клиента <text:span text:style-name="T1">TortoriseGIT.</text:span>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кно</dc:title>
    <dc:date>2016-05-13T15:29:53.57</dc:date>
    <meta:generator>OpenOffice/4.1.2$Win32 OpenOffice.org_project/412m3$Build-9782</meta:generator>
    <meta:editing-duration>PT13H25M36S</meta:editing-duration>
    <meta:editing-cycles>168</meta:editing-cycles>
    <meta:document-statistic meta:table-count="2" meta:image-count="0" meta:object-count="0" meta:page-count="1" meta:paragraph-count="20" meta:word-count="137" meta:character-count="1174"/>
    <meta:user-defined meta:name="Поле 1"/>
    <meta:user-defined meta:name="Поле 2"/>
    <meta:user-defined meta:name="Поле 3"/>
    <meta:user-defined meta:name="Поле 4"/>
  </office:meta>
</office:document-meta>
</file>